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10.499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3.877cm" fo:break-before="auto" style:use-optimal-row-height="false"/>
    </style:style>
    <style:style style:name="ro3" style:family="table-row">
      <style:table-row-properties style:row-height="1.94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231cm" fo:break-before="auto" style:use-optimal-row-height="false"/>
    </style:style>
    <style:style style:name="ro7" style:family="table-row">
      <style:table-row-properties style:row-height="1.416cm" fo:break-before="auto" style:use-optimal-row-height="false"/>
    </style:style>
    <style:style style:name="ta1" style:family="table" style:master-page-name="PageStyle_5f_Horários_20_de_20_tarefas">
      <style:table-properties table:display="true" style:writing-mode="lr-tb" tableooo:tab-color="#b9d4cf"/>
    </style:style>
    <style:style style:name="ce1" style:family="table-cell" style:parent-style-name="Excel_20_Built-in_20_Title" style:data-style-name="N0">
      <style:table-cell-properties fo:background-color="#fefcf8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1cm" style:writing-mode="page"/>
      <style:text-properties fo:color="#595959" style:text-outline="false" style:text-line-through-styl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" style:family="table-cell" style:parent-style-name="Default">
      <style:table-cell-properties fo:background-color="#fefcf8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efcf8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04040" style:text-outline="false" style:text-line-through-styl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efcf8"/>
      <style:text-properties fo:color="#404040" style:text-outline="false" style:text-line-through-styl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efcf8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1cm" style:writing-mode="page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Title" style:data-style-name="N0">
      <style:table-cell-properties fo:background-color="#fefcf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85c55" style:text-outline="false" style:text-line-through-style="none" style:font-name="Century Gothic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ce8" style:family="table-cell" style:parent-style-name="Excel_20_Built-in_20_Title" style:data-style-name="N0">
      <style:table-cell-properties fo:background-color="#fefcf8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1cm" style:writing-mode="page"/>
      <style:text-properties fo:color="#595959" style:text-outline="false" style:text-line-through-style="none" style:font-name="Century Gothic" fo:font-size="80pt" fo:font-style="normal" fo:text-shadow="none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ce9" style:family="table-cell" style:parent-style-name="Excel_20_Built-in_20_Heading_20_1" style:data-style-name="N0">
      <style:table-cell-properties fo:border-bottom="none" fo:background-color="#ccccff" style:cell-protect="protected" style:print-content="true" style:diagonal-bl-tr="none" style:diagonal-tl-br="none" style:text-align-source="fix" style:repeat-content="false" fo:wrap-option="no-wrap" fo:border-left="0.088cm solid #cc66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Excel_20_Built-in_20_Heading_20_3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88cm solid #bc93e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803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321cm" style:writing-mode="page"/>
      <style:text-properties fo:color="#385c55" style:text-outline="false" style:text-line-through-styl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Estilo_20_de_20_coluna_20_de_20_tarefa">
      <style:text-properties fo:color="#385c55" style:text-outline="false" style:text-line-through-styl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1cm" style:writing-mode="page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21cm" style:writing-mode="page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efcf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Title" style:data-style-name="N0">
      <style:table-cell-properties fo:background-color="#fefcf8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85c55" style:text-outline="false" style:text-line-through-style="none" style:font-name="Century Gothic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ce17" style:family="table-cell" style:parent-style-name="Excel_20_Built-in_20_Title" style:data-style-name="N0">
      <style:table-cell-properties fo:background-color="#fefcf8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595959" style:text-outline="false" style:text-line-through-style="none" style:font-name="Century Gothic" fo:font-size="80pt" fo:font-style="normal" fo:text-shadow="none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ce18" style:family="table-cell" style:parent-style-name="Cor_20_dia_20_1" style:data-style-name="N0">
      <style:table-cell-properties fo:background-color="#99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Cor_20_dia_20_1" style:data-style-name="N110">
      <style:table-cell-properties fo:background-color="#cc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1" style:family="table-cell" style:parent-style-name="Detalhes_20_da_20_Tabela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Cor_20_dia_20_2" style:data-style-name="N0">
      <style:table-cell-properties fo:background-color="#99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" style:family="table-cell" style:parent-style-name="Cor_20_dia_20_2" style:data-style-name="N110">
      <style:table-cell-properties fo:background-color="#cc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Cor_20_dia_20_3" style:data-style-name="N0">
      <style:table-cell-properties fo:background-color="#99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Cor_20_dia_20_3" style:data-style-name="N110">
      <style:table-cell-properties fo:background-color="#cc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Cor_20_dia_20_4" style:data-style-name="N0">
      <style:table-cell-properties fo:background-color="#99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8" style:family="table-cell" style:parent-style-name="Cor_20_dia_20_4" style:data-style-name="N110">
      <style:table-cell-properties fo:background-color="#cccc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5c55" style:text-outline="false" style:text-line-through-style="none" style:font-name="Century Gothic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Title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85c55" style:text-outline="false" style:text-line-through-style="none" style:font-name="Century Gothic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04040" style:text-outline="false" style:text-line-through-styl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ext-properties fo:color="#404040" style:text-outline="false" style:text-line-through-style="none" style:font-name="Century Gothi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Horários de tarefas'.A1">
          <table:help-message table:display="true">
            <text:p>Insira tarefas semanais na tabela Agenda de Tarefas. Insira a data da semana da agenda de tarefas em B5. A tabela contém uma coluna para o nome para atribuir cada tarefa para qualquer dia da semana</text:p>
          </table:help-message>
          <table:error-message table:message-type="stop" table:display="true"/>
        </table:content-validation>
        <table:content-validation table:name="val2" table:base-cell-address="'Horários de tarefas'.B5">
          <table:help-message table:display="true">
            <text:p>Insira a data de início da semana para a Agenda de Tarefas nesta célula</text:p>
          </table:help-message>
          <table:error-message table:message-type="stop" table:display="true"/>
        </table:content-validation>
      </table:content-validations>
      <table:table table:name="Horários de taref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2" table:number-columns-repeated="4" table:default-cell-style-name="ce22"/>
        <table:table-column table:style-name="co3" table:number-columns-repeated="3" table:default-cell-style-name="ce22"/>
        <table:table-column table:style-name="co1" table:default-cell-style-name="ce2"/>
        <table:table-column table:style-name="co4" table:number-columns-repeated="1014" table:default-cell-style-name="ce22"/>
        <table:table-row table:style-name="ro1">
          <table:table-cell table:style-name="ce1" table:content-validation-name="val1"/>
          <table:table-cell table:style-name="ce6"/>
          <table:table-cell table:style-name="ce15" table:number-columns-repeated="5"/>
          <table:table-cell table:style-name="ce29" table:number-columns-repeated="3"/>
          <table:table-cell table:number-columns-repeated="1014"/>
        </table:table-row>
        <table:table-row table:style-name="ro2">
          <table:table-cell/>
          <table:table-cell table:style-name="ce7" office:value-type="string">
            <text:p>Cronograma de PBL</text:p>
          </table:table-cell>
          <table:table-cell table:style-name="ce16" table:number-columns-repeated="5"/>
          <table:table-cell table:style-name="ce30"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1"/>
          <table:table-cell table:style-name="ce8"/>
          <table:table-cell table:style-name="ce17" table:number-columns-repeated="4"/>
          <table:table-cell table:style-name="ce2"/>
          <table:table-cell table:style-name="ce5" table:number-columns-repeated="3"/>
          <table:table-cell table:number-columns-repeated="1014"/>
        </table:table-row>
        <table:table-row table:style-name="ro3">
          <table:table-cell table:style-name="ce3" office:value-type="string">
            <text:p><text:s/></text:p>
          </table:table-cell>
          <table:table-cell table:style-name="ce9" office:value-type="string">
            <text:p>GRUPO 2</text:p>
          </table:table-cell>
          <table:table-cell table:style-name="ce18" office:value-type="string">
            <text:p>ARTHUR</text:p>
          </table:table-cell>
          <table:table-cell table:style-name="ce23" office:value-type="string">
            <text:p>MARIANA</text:p>
          </table:table-cell>
          <table:table-cell table:style-name="ce25" office:value-type="string">
            <text:p>LUÌS</text:p>
          </table:table-cell>
          <table:table-cell table:style-name="ce27" office:value-type="string">
            <text:p>PAULO</text:p>
          </table:table-cell>
          <table:table-cell table:style-name="ce2"/>
          <table:table-cell table:style-name="ce5" table:number-columns-repeated="3"/>
          <table:table-cell table:style-name="ce31" table:number-columns-repeated="1014"/>
        </table:table-row>
        <table:table-row table:style-name="ro4">
          <table:table-cell table:style-name="ce3" office:value-type="string">
            <text:p>/12/2025 / 2026</text:p>
          </table:table-cell>
          <table:table-cell table:style-name="ce10" table:content-validation-name="val2" office:value-type="string">
            <text:p>01/12/2025 / 2026</text:p>
          </table:table-cell>
          <table:table-cell table:style-name="ce19" office:value-type="string">
            <text:p>Código/PP/Support</text:p>
          </table:table-cell>
          <table:table-cell table:style-name="ce24" office:value-type="string">
            <text:p>Inglês/Relatório/Support</text:p>
          </table:table-cell>
          <table:table-cell table:style-name="ce26"/>
          <table:table-cell table:style-name="ce28"/>
          <table:table-cell table:style-name="ce2"/>
          <table:table-cell table:style-name="ce5" table:number-columns-repeated="3"/>
          <table:table-cell table:style-name="ce31" table:number-columns-repeated="1014"/>
        </table:table-row>
        <table:table-row table:style-name="ro5" table:visibility="collapse">
          <table:table-cell table:style-name="ce3"/>
          <table:table-cell table:style-name="ce11" office:value-type="string">
            <text:p>Coluna1</text:p>
          </table:table-cell>
          <table:table-cell table:style-name="ce20" office:value-type="string">
            <text:p>Coluna2</text:p>
          </table:table-cell>
          <table:table-cell table:style-name="ce20" office:value-type="string">
            <text:p>Coluna3</text:p>
          </table:table-cell>
          <table:table-cell table:style-name="ce20" office:value-type="string">
            <text:p>Coluna4</text:p>
          </table:table-cell>
          <table:table-cell table:style-name="ce20" office:value-type="string">
            <text:p>Coluna5</text:p>
          </table:table-cell>
          <table:table-cell table:style-name="ce2"/>
          <table:table-cell table:style-name="ce5" table:number-columns-repeated="3"/>
          <table:table-cell table:style-name="ce31" table:number-columns-repeated="1014"/>
        </table:table-row>
        <table:table-row table:style-name="ro6" table:number-rows-repeated="16">
          <table:table-cell table:style-name="ce4"/>
          <table:table-cell table:style-name="ce12"/>
          <table:table-cell table:style-name="ce21" table:number-columns-repeated="4"/>
          <table:table-cell table:style-name="ce2"/>
          <table:table-cell table:style-name="ce5" table:number-columns-repeated="3"/>
          <table:table-cell table:style-name="ce32" table:number-columns-repeated="1014"/>
        </table:table-row>
        <table:table-row table:style-name="ro6" table:number-rows-repeated="5">
          <table:table-cell/>
          <table:table-cell table:style-name="ce6"/>
          <table:table-cell table:style-name="ce2" table:number-columns-repeated="5"/>
          <table:table-cell table:style-name="ce5" table:number-columns-repeated="3"/>
          <table:table-cell table:number-columns-repeated="1014"/>
        </table:table-row>
        <table:table-row table:style-name="ro6">
          <table:table-cell/>
          <table:table-cell table:style-name="ce2" table:number-columns-repeated="6"/>
          <table:table-cell table:style-name="ce5" table:number-columns-repeated="3"/>
          <table:table-cell table:number-columns-repeated="1014"/>
        </table:table-row>
        <table:table-row table:style-name="ro6">
          <table:table-cell/>
          <table:table-cell table:style-name="ce6"/>
          <table:table-cell table:style-name="ce2" table:number-columns-repeated="5"/>
          <table:table-cell table:style-name="ce5" table:number-columns-repeated="3"/>
          <table:table-cell table:number-columns-repeated="1014"/>
        </table:table-row>
        <table:table-row table:style-name="ro6" table:number-rows-repeated="186">
          <table:table-cell table:style-name="ce5"/>
          <table:table-cell table:style-name="ce13"/>
          <table:table-cell table:style-name="ce5" table:number-columns-repeated="9"/>
          <table:table-cell table:number-columns-repeated="1013"/>
        </table:table-row>
        <table:table-row table:style-name="ro7" table:number-rows-repeated="10">
          <table:table-cell table:style-name="ce5"/>
          <table:table-cell table:style-name="ce13"/>
          <table:table-cell table:style-name="ce5" table:number-columns-repeated="9"/>
          <table:table-cell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DataDeInício" table:base-cell-address="$'Horários de tarefas'.$A$1" table:cell-range-address="$'Horários de tarefas'.$B$5"/>
        </table:named-expressions>
      </table:table>
      <table:named-expressions/>
      <table:database-ranges>
        <table:database-range table:name="Tabela2" table:target-range-address="'Horários de tarefas'.B6:'Horários de tarefas'.I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0" number:min-integer-digits="1" number:grouping="true"/>
      <number:text> </number:text>
    </number:number-style>
    <number:number-style style:name="N106P1" style:volatile="true">
      <number:text>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2" number:min-integer-digits="1" number:grouping="true"/>
      <number:text> </number:text>
    </number:number-style>
    <number:number-style style:name="N107P1" style:volatile="true">
      <number:text> (</number:text>
      <number:number number:decimal-places="2" number:min-integer-digits="1" number:grouping="true"/>
      <number:text>)</number:text>
    </number:number-style>
    <number:number-style style:name="N107P2" style:volatile="true">
      <number:text> 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R$ </number:text>
      <number:number number:decimal-places="0" number:min-integer-digits="1" number:grouping="true"/>
      <number:text> </number:text>
    </number:number-style>
    <number:number-style style:name="N108P1" style:volatile="true">
      <number:text>-R$ </number:text>
      <number:number number:decimal-places="0" number:min-integer-digits="1" number:grouping="true"/>
      <number:text> </number:text>
    </number:number-style>
    <number:number-style style:name="N108P2" style:volatile="true">
      <number:text> R$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R$ </number:text>
      <number:number number:decimal-places="2" number:min-integer-digits="1" number:grouping="true"/>
      <number:text> </number:text>
    </number:number-style>
    <number:number-style style:name="N109P1" style:volatile="true">
      <number:text>-R$ </number:text>
      <number:number number:decimal-places="2" number:min-integer-digits="1" number:grouping="true"/>
      <number:text> </number:text>
    </number:number-style>
    <number:number-style style:name="N109P2" style:volatile="true">
      <number:text> R$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">
      <number:day/>
    </number:date-style>
    <number:percentage-style style:name="N8010" number:language="pt" number:country="PT">
      <number:number number:decimal-places="0" number:min-integer-digits="1"/>
      <number:text>%</number:text>
    </number:percentage-style>
    <number:date-style style:name="N8030" number:language="pt" number:country="PT" number:automatic-order="true" number:format-source="language">
      <number:day/>
      <number:text>-</number:text>
      <number:month/>
      <number:text>-</number:text>
      <number:year/>
    </number:date-style>
    <number:number-style style:name="N8106P0" style:volatile="true" number:language="pt" number:country="PT">
      <number:number number:decimal-places="0" number:min-integer-digits="1" number:grouping="true"/>
      <number:text> €</number:text>
    </number:number-style>
    <number:number-style style:name="N8106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2" number:min-integer-digits="1" number:grouping="true"/>
      <number:text> €</number:text>
    </number:number-style>
    <number:number-style style:name="N8108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pt" number:country="PT">
      <number:number number:decimal-places="2" number:min-integer-digits="1" number:grouping="true"/>
      <number:text> €</number:text>
    </number:number-style>
    <number:number-style style:name="N8109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1" number:language="pt" number:country="PT">
      <number:month number:textual="true"/>
      <number:text>-</number:text>
      <number:year/>
    </number:date-style>
    <number:time-style style:name="N8112" number:language="pt" number:country="PT">
      <number:hours/>
      <number:text>:</number:text>
      <number:minutes number:style="long"/>
      <number:text> </number:text>
      <number:am-pm/>
    </number:time-style>
    <number:time-style style:name="N8113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pt" number:country="PT">
      <number:hours/>
      <number:text>:</number:text>
      <number:minutes number:style="long"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pt" number:country="PT">
      <number:number number:decimal-places="0" number:min-integer-digits="1" number:grouping="true"/>
      <number:text>   </number:text>
    </number:number-style>
    <number:number-style style:name="N8117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pt" number:country="PT">
      <number:number number:decimal-places="0" number:min-integer-digits="1" number:grouping="true"/>
      <number:text>   </number:text>
    </number:number-style>
    <number:number-style style:name="N8118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pt" number:country="PT">
      <number:number number:decimal-places="2" number:min-integer-digits="1" number:grouping="true"/>
      <number:text>   </number:text>
    </number:number-style>
    <number:number-style style:name="N8119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pt" number:country="PT">
      <number:number number:decimal-places="2" number:min-integer-digits="1" number:grouping="true"/>
      <number:text>   </number:text>
    </number:number-style>
    <number:number-style style:name="N8120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pt" number:country="PT">
      <number:text> - € </number:text>
    </number:number-style>
    <number:text-style style:name="N8121" number:language="pt" number:country="P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PT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22" number:language="pt" number:country="P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pt" number:country="PT">
      <number:minutes number:style="long"/>
      <number:text>:</number:text>
      <number:seconds number:style="long"/>
    </number:time-style>
    <number:time-style style:name="N8124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pt" number:country="PT">
      <number:minutes number:style="long"/>
      <number:text>:</number:text>
      <number:seconds number:style="long" number:decimal-places="1"/>
    </number:time-style>
    <number:number-style style:name="N8126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rda_20_direita" style:display-name="Borda direita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808080" style:rotation-angle="0" style:rotation-align="none" style:shrink-to-fit="false" fo:border-top="none" style:vertical-align="top"/>
      <style:paragraph-properties fo:text-align="start" fo:margin-left="0.321cm" style:writing-mode="page"/>
    </style:style>
    <style:style style:name="Cor_20_dia_20_1" style:display-name="Cor dia 1" style:family="table-cell" style:parent-style-name="Default">
      <style:table-cell-properties fo:background-color="#fefcf8" style:cell-protect="protected" style:print-content="true"/>
    </style:style>
    <style:style style:name="Cor_20_dia_20_2" style:display-name="Cor dia 2" style:family="table-cell" style:parent-style-name="Default">
      <style:table-cell-properties fo:background-color="#f1c2c2" style:cell-protect="protected" style:print-content="true"/>
    </style:style>
    <style:style style:name="Cor_20_dia_20_3" style:display-name="Cor dia 3" style:family="table-cell" style:parent-style-name="Default">
      <style:table-cell-properties fo:background-color="#b9d4cf" style:cell-protect="protected" style:print-content="true"/>
    </style:style>
    <style:style style:name="Cor_20_dia_20_4" style:display-name="Cor dia 4" style:family="table-cell" style:parent-style-name="Default">
      <style:table-cell-properties fo:background-color="#f6edcd" style:cell-protect="protected" style:print-content="true"/>
    </style:style>
    <style:style style:name="Cor_20_dia_20_5" style:display-name="Cor dia 5" style:family="table-cell" style:parent-style-name="Default">
      <style:table-cell-properties fo:background-color="#f4bb8d" style:cell-protect="protected" style:print-content="true"/>
    </style:style>
    <style:style style:name="Cor_20_dia_20_6" style:display-name="Cor dia 6" style:family="table-cell" style:parent-style-name="Default">
      <style:table-cell-properties fo:background-color="#bc93e6" style:cell-protect="protected" style:print-content="true"/>
    </style:style>
    <style:style style:name="Cor_20_dia_20_7" style:display-name="Cor dia 7" style:family="table-cell" style:parent-style-name="Default">
      <style:table-cell-properties fo:background-color="#4b7a71" style:cell-protect="protected" style:print-content="true"/>
    </style:style>
    <style:style style:name="Detalhes_20_da_20_Tabela" style:display-name="Detalhes da Tabela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321cm" style:writing-mode="page"/>
      <style:text-properties fo:color="#b9d4cf" style:text-outline="false" style:text-line-through-style="none" style:font-name="Century Gothic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stilo_20_de_20_coluna_20_de_20_tarefa" style:display-name="Estilo de coluna de tarefa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.321cm" style:writing-mode="page"/>
      <style:text-properties fo:color="#595959" style:text-outline="false" style:text-line-through-style="none" style:font-name="Century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f1f6f5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fef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fcf3f3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dfbf5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df1e8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2e9fa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e3eeec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fefc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f9e7e7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bf8eb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be4d1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e4d4f5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d5e5e2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efdfb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f7dada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af4e1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f8d6bb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d7bef0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b9d4cf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efcf8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f1c2c2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6edcd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f4bb8d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bc93e6"/>
      <style:text-properties fo:color="#ffffff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b9d4cf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07"/>
    <style:style style:name="Excel_20_Built-in_20_Comma_20__5b_0_5d_" style:display-name="Excel Built-in Comma [0]" style:family="table-cell" style:parent-style-name="Default" style:data-style-name="N106"/>
    <style:style style:name="Excel_20_Built-in_20_Currency" style:display-name="Excel Built-in Currency" style:family="table-cell" style:parent-style-name="Default" style:data-style-name="N109"/>
    <style:style style:name="Excel_20_Built-in_20_Currency_20__5b_0_5d_" style:display-name="Excel Built-in Currency [0]" style:family="table-cell" style:parent-style-name="Default" style:data-style-name="N108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entury Gothic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ackground-color="transparent" fo:border="none" style:rotation-align="none"/>
      <style:text-properties fo:color="#b9d4cf" style:text-outline="false" style:text-line-through-style="none" style:font-name="Century Gothic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none" fo:background-color="#e7e6e6" style:diagonal-bl-tr="none" style:diagonal-tl-br="none" fo:border-left="0.141cm solid #ffffff" fo:border-right="none" style:rotation-align="none" fo:border-top="none"/>
      <style:text-properties fo:color="#ffffff" style:text-outline="false" style:text-line-through-style="none" style:font-name="Century Gothic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xcel_20_Built-in_20_Heading_20_3" style:display-name="Excel Built-in Heading 3" style:family="table-cell" style:parent-style-name="Default" style:data-style-name="N8030">
      <style:table-cell-properties fo:border-bottom="none" fo:background-color="#b9d4cf" style:diagonal-bl-tr="none" style:diagonal-tl-br="none" style:text-align-source="fix" style:repeat-content="false" fo:wrap-option="no-wrap" fo:border-left="0.088cm solid #b9d4c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110">
      <style:table-cell-properties fo:border-bottom="none" fo:background-color="#e7e6e6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8010"/>
    <style:style style:name="Excel_20_Built-in_20_Title" style:display-name="Excel Built-in Title" style:family="table-cell" style:parent-style-name="Default">
      <style:text-properties fo:color="#595959" style:text-outline="false" style:text-line-through-style="none" style:font-name="Century Gothic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b9d4cf" style:border-line-width-bottom="0.035cm 0.035cm 0.035cm" style:diagonal-bl-tr="none" style:diagonal-tl-br="none" fo:border-left="none" fo:border-right="none" style:rotation-align="none" fo:border-top="0.035cm solid #b9d4cf"/>
      <style:text-properties fo:color="#000000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ítulo_20_da_20_tarefa" style:display-name="Título da tarefa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321cm" style:writing-mode="pag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7">17-12-2025</text:date>, <text:time>11:4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rários_20_de_20_tarefas" style:display-name="PageStyle_Horários de taref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7T11:42:46.03</dc:date>
    <dc:creator>Mariana Maciel</dc:creator>
    <meta:document-statistic meta:table-count="1" meta:cell-count="16" meta:object-count="0"/>
    <meta:generator>OpenOffice/4.1.15$Win32 OpenOffice.org_project/4115m2$Build-9813</meta:generator>
  </office:meta>
</office:document-meta>
</file>